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dquestion">
        <table:table-row>
          <table:table-cell office:value-type="string">
            <text:p>Exam form date</text:p>
          </table:table-cell>
          <table:table-cell office:value-type="string">
            <text:p>20 dec</text:p>
          </table:table-cell>
          <table:table-cell office:value-type="string">
            <text:p>s</text:p>
          </table:table-cell>
          <table:table-cell office:value-type="string">
            <text:p>ss</text:p>
          </table:table-cell>
          <table:table-cell office:value-type="string">
            <text:p>s</text:p>
          </table:table-cell>
          <table:table-cell office:value-type="string">
            <text:p>yes</text:p>
          </table:table-cell>
          <table:table-cell office:value-type="string">
            <text:p>NEXT SEM 2018</text:p>
          </table:table-cell>
        </table:table-row>
        <table:table-row>
          <table:table-cell office:value-type="string">
            <text:p>Exam form date</text:p>
          </table:table-cell>
          <table:table-cell office:value-type="string">
            <text:p>20 dec</text:p>
          </table:table-cell>
          <table:table-cell office:value-type="string">
            <text:p>s</text:p>
          </table:table-cell>
          <table:table-cell office:value-type="string">
            <text:p>ss</text:p>
          </table:table-cell>
          <table:table-cell office:value-type="string">
            <text:p>s</text:p>
          </table:table-cell>
          <table:table-cell office:value-type="string">
            <text:p>yes</text:p>
          </table:table-cell>
          <table:table-cell office:value-type="string">
            <text:p>NEXT SEM 2018</text:p>
          </table:table-cell>
        </table:table-row>
        <table:table-row>
          <table:table-cell office:value-type="string">
            <text:p>Exam form date</text:p>
          </table:table-cell>
          <table:table-cell office:value-type="string">
            <text:p>20 dec</text:p>
          </table:table-cell>
          <table:table-cell office:value-type="string">
            <text:p>s</text:p>
          </table:table-cell>
          <table:table-cell office:value-type="string">
            <text:p>ss</text:p>
          </table:table-cell>
          <table:table-cell office:value-type="string">
            <text:p>s</text:p>
          </table:table-cell>
          <table:table-cell office:value-type="string">
            <text:p>yes</text:p>
          </table:table-cell>
          <table:table-cell office:value-type="string">
            <text:p>NEXT SEM 2018</text:p>
          </table:table-cell>
        </table:table-row>
        <table:table-row>
          <table:table-cell office:value-type="string">
            <text:p>Exam form date</text:p>
          </table:table-cell>
          <table:table-cell office:value-type="string">
            <text:p>8 dec</text:p>
          </table:table-cell>
          <table:table-cell office:value-type="string">
            <text:p>s</text:p>
          </table:table-cell>
          <table:table-cell office:value-type="string">
            <text:p>5555</text:p>
          </table:table-cell>
          <table:table-cell office:value-type="string">
            <text:p>k</text:p>
          </table:table-cell>
          <table:table-cell office:value-type="string">
            <text:p>no</text:p>
          </table:table-cell>
          <table:table-cell office:value-type="string">
            <text:p>NEXT SEM</text:p>
          </table:table-cell>
        </table:table-row>
        <table:table-row>
          <table:table-cell office:value-type="string">
            <text:p>Exam form date time</text:p>
          </table:table-cell>
          <table:table-cell office:value-type="string">
            <text:p>20 dec</text:p>
          </table:table-cell>
          <table:table-cell office:value-type="string">
            <text:p>s</text:p>
          </table:table-cell>
          <table:table-cell office:value-type="string">
            <text:p>5555</text:p>
          </table:table-cell>
          <table:table-cell office:value-type="string">
            <text:p>k</text:p>
          </table:table-cell>
          <table:table-cell office:value-type="string">
            <text:p>no</text:p>
          </table:table-cell>
          <table:table-cell office:value-type="string">
            <text:p>NEXT SEM 2018</text:p>
          </table:table-cell>
        </table:table-row>
        <table:table-row>
          <table:table-cell office:value-type="string">
            <text:p>Exam form date</text:p>
          </table:table-cell>
          <table:table-cell office:value-type="string">
            <text:p>5 dec</text:p>
          </table:table-cell>
          <table:table-cell office:value-type="string">
            <text:p>salman</text:p>
          </table:table-cell>
          <table:table-cell office:value-type="string">
            <text:p>5555</text:p>
          </table:table-cell>
          <table:table-cell office:value-type="string">
            <text:p>ganesh</text:p>
          </table:table-cell>
          <table:table-cell office:value-type="string">
            <text:p>yes</text:p>
          </table:table-cell>
          <table:table-cell office:value-type="string">
            <text:p>kkkkk</text:p>
          </table:table-cell>
        </table:table-row>
        <table:table-row>
          <table:table-cell office:value-type="string">
            <text:p>Exam form date</text:p>
          </table:table-cell>
          <table:table-cell office:value-type="string">
            <text:p>8 dec</text:p>
          </table:table-cell>
          <table:table-cell office:value-type="string">
            <text:p>ccc</text:p>
          </table:table-cell>
          <table:table-cell office:value-type="string">
            <text:p>cccccc</text:p>
          </table:table-cell>
          <table:table-cell office:value-type="string">
            <text:p>cccc</text:p>
          </table:table-cell>
          <table:table-cell office:value-type="string">
            <text:p>NO</text:p>
          </table:table-cell>
          <table:table-cell office:value-type="string">
            <text:p>cccccc</text:p>
          </table:table-cell>
        </table:table-row>
        <table:table-row>
          <table:table-cell office:value-type="string">
            <text:p>Exam form date</text:p>
          </table:table-cell>
          <table:table-cell office:value-type="string">
            <text:p>8 dec</text:p>
          </table:table-cell>
          <table:table-cell office:value-type="string">
            <text:p>ccc</text:p>
          </table:table-cell>
          <table:table-cell office:value-type="string">
            <text:p>cccccc</text:p>
          </table:table-cell>
          <table:table-cell office:value-type="string">
            <text:p>cccc</text:p>
          </table:table-cell>
          <table:table-cell office:value-type="string">
            <text:p>NO</text:p>
          </table:table-cell>
          <table:table-cell office:value-type="string">
            <text:p>cccccc</text:p>
          </table:table-cell>
        </table:table-row>
        <table:table-row>
          <table:table-cell office:value-type="string">
            <text:p>Exam form date</text:p>
          </table:table-cell>
          <table:table-cell office:value-type="string">
            <text:p>8 dec</text:p>
          </table:table-cell>
          <table:table-cell office:value-type="string">
            <text:p>ccc</text:p>
          </table:table-cell>
          <table:table-cell office:value-type="string">
            <text:p>cccccc</text:p>
          </table:table-cell>
          <table:table-cell office:value-type="string">
            <text:p>cccc</text:p>
          </table:table-cell>
          <table:table-cell office:value-type="string">
            <text:p>NO</text:p>
          </table:table-cell>
          <table:table-cell office:value-type="string">
            <text:p>cccccc</text:p>
          </table:table-cell>
        </table:table-row>
      </table:table>
      <table:table table:name="addstudent">
        <table:table-row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9833752903</text:p>
          </table:table-cell>
          <table:table-cell office:value-type="string">
            <text:p>47845007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alman</text:p>
          </table:table-cell>
          <table:table-cell office:value-type="string">
            <text:p>9833752903</text:p>
          </table:table-cell>
          <table:table-cell office:value-type="string">
            <text:p>47845007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alman</text:p>
          </table:table-cell>
          <table:table-cell office:value-type="string">
            <text:p>9833752903</text:p>
          </table:table-cell>
          <table:table-cell office:value-type="string">
            <text:p>4784500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alman</text:p>
          </table:table-cell>
          <table:table-cell office:value-type="string">
            <text:p>98337529</text:p>
          </table:table-cell>
          <table:table-cell office:value-type="string">
            <text:p>47845007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alman</text:p>
          </table:table-cell>
          <table:table-cell office:value-type="string">
            <text:p>98337529</text:p>
          </table:table-cell>
          <table:table-cell office:value-type="string">
            <text:p>47845007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rman</text:p>
          </table:table-cell>
          <table:table-cell office:value-type="string">
            <text:p>98337529</text:p>
          </table:table-cell>
          <table:table-cell office:value-type="string">
            <text:p>47845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rman</text:p>
          </table:table-cell>
          <table:table-cell office:value-type="string">
            <text:p>98337529</text:p>
          </table:table-cell>
          <table:table-cell office:value-type="string">
            <text:p>47845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Ganesh</text:p>
          </table:table-cell>
          <table:table-cell office:value-type="string">
            <text:p>9833752903</text:p>
          </table:table-cell>
          <table:table-cell office:value-type="string">
            <text:p>47845007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Ganesh</text:p>
          </table:table-cell>
          <table:table-cell office:value-type="string">
            <text:p>848+48+87/</text:p>
          </table:table-cell>
          <table:table-cell office:value-type="string">
            <text:p>47845007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Ganesh</text:p>
          </table:table-cell>
          <table:table-cell office:value-type="string">
            <text:p>98337529</text:p>
          </table:table-cell>
          <table:table-cell office:value-type="string">
            <text:p>478450</text:p>
          </table:table-cell>
        </table:table-row>
      </table:table>
      <table:table table:name="admin2">
        <table:table-row>
          <table:table-cell office:value-type="float" office:value="31">
            <text:p>31</text:p>
          </table:table-cell>
          <table:table-cell office:value-type="string">
            <text:p>salman</text:p>
          </table:table-cell>
          <table:table-cell office:value-type="float" office:value="123456">
            <text:p>123456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salman</text:p>
          </table:table-cell>
          <table:table-cell office:value-type="float" office:value="123456">
            <text:p>123456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salman</text:p>
          </table:table-cell>
          <table:table-cell office:value-type="float" office:value="123456">
            <text:p>123456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salman</text:p>
          </table:table-cell>
          <table:table-cell office:value-type="float" office:value="123456">
            <text:p>123456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salman</text:p>
          </table:table-cell>
          <table:table-cell office:value-type="float" office:value="78956456">
            <text:p>78956456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35</text:p>
          </table:table-cell>
          <table:table-cell office:value-type="float" office:value="1235677">
            <text:p>1235677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35</text:p>
          </table:table-cell>
          <table:table-cell office:value-type="float" office:value="1235677">
            <text:p>1235677</text:p>
          </table:table-cell>
        </table:table-row>
      </table:table>
      <table:table table:name="askedquestion">
        <table:table-row>
          <table:table-cell office:value-type="float" office:value="1">
            <text:p>1</text:p>
          </table:table-cell>
          <table:table-cell office:value-type="string">
            <text:p>exam date</text:p>
          </table:table-cell>
          <table:table-cell office:value-type="string">
            <text:p>20 DEC</text:p>
          </table:table-cell>
          <table:table-cell office:value-type="date" office:date-value="2018-03-06" table:style-name="DateCell">
            <text:p>2018-03-06</text:p>
          </table:table-cell>
          <table:table-cell office:value-type="time" office:time-value="PT09H05M18S" table:style-name="TimeCell">
            <text:p>09:05:18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exam date</text:p>
          </table:table-cell>
          <table:table-cell office:value-type="string">
            <text:p>20 DEC</text:p>
          </table:table-cell>
          <table:table-cell office:value-type="date" office:date-value="2018-03-06" table:style-name="DateCell">
            <text:p>2018-03-06</text:p>
          </table:table-cell>
          <table:table-cell office:value-type="time" office:time-value="PT09H05M18S" table:style-name="TimeCell">
            <text:p>09:05:18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xam</text:p>
          </table:table-cell>
          <table:table-cell office:value-type="string">
            <text:p>5</text:p>
          </table:table-cell>
          <table:table-cell office:value-type="date" office:date-value="2018-04-13" table:style-name="DateCell">
            <text:p>2018-04-13</text:p>
          </table:table-cell>
          <table:table-cell office:value-type="time" office:time-value="PT09H05M18S" table:style-name="TimeCell">
            <text:p>09:05:18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EXAM DETAIL</text:p>
          </table:table-cell>
          <table:table-cell office:value-type="string">
            <text:p>NEXT SEM</text:p>
          </table:table-cell>
          <table:table-cell office:value-type="date" office:date-value="2018-03-11" table:style-name="DateCell">
            <text:p>2018-03-11</text:p>
          </table:table-cell>
          <table:table-cell office:value-type="time" office:time-value="PT00H00M00S" table:style-name="TimeCell">
            <text:p>00:00:0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EXAM DETAIL</text:p>
          </table:table-cell>
          <table:table-cell office:value-type="string">
            <text:p>NEXT SEM</text:p>
          </table:table-cell>
          <table:table-cell office:value-type="date" office:date-value="2018-03-11" table:style-name="DateCell">
            <text:p>2018-03-11</text:p>
          </table:table-cell>
          <table:table-cell office:value-type="time" office:time-value="PT00H00M00S" table:style-name="TimeCell">
            <text:p>00:00:0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xam</text:p>
          </table:table-cell>
          <table:table-cell office:value-type="string">
            <text:p>5</text:p>
          </table:table-cell>
          <table:table-cell office:value-type="date" office:date-value="2018-03-11" table:style-name="DateCell">
            <text:p>2018-03-11</text:p>
          </table:table-cell>
          <table:table-cell office:value-type="time" office:time-value="PT18H45M00S" table:style-name="TimeCell">
            <text:p>18:45:0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EXAM DETAIL form</text:p>
          </table:table-cell>
          <table:table-cell office:value-type="string">
            <text:p>------</text:p>
          </table:table-cell>
          <table:table-cell office:value-type="date" office:date-value="2018-03-12" table:style-name="DateCell">
            <text:p>2018-03-12</text:p>
          </table:table-cell>
          <table:table-cell office:value-type="time" office:time-value="PT22H05M00S" table:style-name="TimeCell">
            <text:p>22:05:0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exam</text:p>
          </table:table-cell>
          <table:table-cell office:value-type="string">
            <text:p>------</text:p>
          </table:table-cell>
          <table:table-cell office:value-type="date" office:date-value="2018-04-13" table:style-name="DateCell">
            <text:p>2018-04-13</text:p>
          </table:table-cell>
          <table:table-cell office:value-type="time" office:time-value="PT19H27M00S" table:style-name="TimeCell">
            <text:p>19:27:0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Exam delay</text:p>
          </table:table-cell>
          <table:table-cell office:value-type="string">
            <text:p>6 november</text:p>
          </table:table-cell>
          <table:table-cell office:value-type="date" office:date-value="2018-06-13" table:style-name="DateCell">
            <text:p>2018-06-13</text:p>
          </table:table-cell>
          <table:table-cell office:value-type="time" office:time-value="PT23H37M00S" table:style-name="TimeCell">
            <text:p>23:37:0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Exam delay</text:p>
          </table:table-cell>
          <table:table-cell office:value-type="string">
            <text:p>------</text:p>
          </table:table-cell>
          <table:table-cell office:value-type="date" office:date-value="2018-04-13" table:style-name="DateCell">
            <text:p>2018-04-13</text:p>
          </table:table-cell>
          <table:table-cell office:value-type="time" office:time-value="PT17H50M00S" table:style-name="TimeCell">
            <text:p>17:50:0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xam</text:p>
          </table:table-cell>
          <table:table-cell office:value-type="string">
            <text:p>5</text:p>
          </table:table-cell>
          <table:table-cell office:value-type="date" office:date-value="2018-03-24" table:style-name="DateCell">
            <text:p>2018-03-24</text:p>
          </table:table-cell>
          <table:table-cell office:value-type="time" office:time-value="PT11H14M00S" table:style-name="TimeCell">
            <text:p>11:14:00</text:p>
          </table:table-cell>
        </table:table-row>
      </table:table>
      <table:table table:name="faculty">
        <table:table-row>
          <table:table-cell office:value-type="float" office:value="3">
            <text:p>3</text:p>
          </table:table-cell>
          <table:table-cell office:value-type="string">
            <text:p>salman shaikh</text:p>
          </table:table-cell>
          <table:table-cell office:value-type="float" office:value="12345678">
            <text:p>12345678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dddddddd</text:p>
          </table:table-cell>
          <table:table-cell office:value-type="float" office:value="0">
            <text:p>0</text:p>
          </table:table-cell>
        </table:table-row>
      </table:table>
      <table:table table:name="invalidquestion">
        <table:table-row>
          <table:table-cell office:value-type="float" office:value="1">
            <text:p>1</text:p>
          </table:table-cell>
          <table:table-cell office:value-type="string">
            <text:p>exam</text:p>
          </table:table-cell>
          <table:table-cell office:value-type="string">
            <text:p>0</text:p>
          </table:table-cell>
          <table:table-cell office:value-type="date" office:date-value="2018-03-11" table:style-name="DateCell">
            <text:p>2018-03-11</text:p>
          </table:table-cell>
          <table:table-cell office:value-type="time" office:time-value="PT20H13M00S" table:style-name="TimeCell">
            <text:p>20:13:0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exam</text:p>
          </table:table-cell>
          <table:table-cell office:value-type="string">
            <text:p>0</text:p>
          </table:table-cell>
          <table:table-cell office:value-type="date" office:date-value="2018-03-11" table:style-name="DateCell">
            <text:p>2018-03-11</text:p>
          </table:table-cell>
          <table:table-cell office:value-type="time" office:time-value="PT20H13M00S" table:style-name="TimeCell">
            <text:p>20:13:0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xam</text:p>
          </table:table-cell>
          <table:table-cell office:value-type="string">
            <text:p>0</text:p>
          </table:table-cell>
          <table:table-cell office:value-type="date" office:date-value="2018-07-13" table:style-name="DateCell">
            <text:p>2018-07-13</text:p>
          </table:table-cell>
          <table:table-cell office:value-type="time" office:time-value="PT17H29M00S" table:style-name="TimeCell">
            <text:p>17:29: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exam</text:p>
          </table:table-cell>
          <table:table-cell office:value-type="string">
            <text:p>0</text:p>
          </table:table-cell>
          <table:table-cell office:value-type="date" office:date-value="2018-04-14" table:style-name="DateCell">
            <text:p>2018-04-14</text:p>
          </table:table-cell>
          <table:table-cell office:value-type="time" office:time-value="PT20H38M00S" table:style-name="TimeCell">
            <text:p>20:38:0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EXAM DETAIL form</text:p>
          </table:table-cell>
          <table:table-cell office:value-type="string">
            <text:p>0</text:p>
          </table:table-cell>
          <table:table-cell office:value-type="date" office:date-value="2018-06-13" table:style-name="DateCell">
            <text:p>2018-06-13</text:p>
          </table:table-cell>
          <table:table-cell office:value-type="time" office:time-value="PT17H54M00S" table:style-name="TimeCell">
            <text:p>17:54:0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xam</text:p>
          </table:table-cell>
          <table:table-cell office:value-type="string">
            <text:p>6</text:p>
          </table:table-cell>
          <table:table-cell office:value-type="date" office:date-value="2018-02-28" table:style-name="DateCell">
            <text:p>2018-02-28</text:p>
          </table:table-cell>
          <table:table-cell office:value-type="time" office:time-value="PT12H11M00S" table:style-name="TimeCell">
            <text:p>12:11:0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exam</text:p>
          </table:table-cell>
          <table:table-cell office:value-type="string">
            <text:p>6 november</text:p>
          </table:table-cell>
          <table:table-cell office:value-type="date" office:date-value="2018-12-29" table:style-name="DateCell">
            <text:p>2018-12-29</text:p>
          </table:table-cell>
          <table:table-cell office:value-type="time" office:time-value="PT12H12M00S" table:style-name="TimeCell">
            <text:p>12:12:00</text:p>
          </table:table-cell>
        </table:table-row>
      </table:table>
      <table:table table:name="query"/>
      <table:table table:name="student">
        <table:table-row>
          <table:table-cell office:value-type="string">
            <text:p>Salman</text:p>
          </table:table-cell>
          <table:table-cell office:value-type="string">
            <text:p>47856231</text:p>
          </table:table-cell>
        </table:table-row>
        <table:table-row>
          <table:table-cell office:value-type="string">
            <text:p>salman s</text:p>
          </table:table-cell>
          <table:table-cell office:value-type="string">
            <text:p>47894</text:p>
          </table:table-cell>
        </table:table-row>
        <table:table-row>
          <table:table-cell office:value-type="string">
            <text:p>sallllllll</text:p>
          </table:table-cell>
          <table:table-cell office:value-type="string">
            <text:p>46148415</text:p>
          </table:table-cell>
        </table:table-row>
        <table:table-row>
          <table:table-cell office:value-type="string">
            <text:p>salman</text:p>
          </table:table-cell>
          <table:table-cell office:value-type="string">
            <text:p>123456</text:p>
          </table:table-cell>
        </table:table-row>
        <table:table-row>
          <table:table-cell office:value-type="string">
            <text:p>salman</text:p>
          </table:table-cell>
          <table:table-cell office:value-type="string">
            <text:p>123456</text:p>
          </table:table-cell>
        </table:table-row>
        <table:table-row>
          <table:table-cell office:value-type="string">
            <text:p>salman</text:p>
          </table:table-cell>
          <table:table-cell office:value-type="string">
            <text:p>789456</text:p>
          </table:table-cell>
        </table:table-row>
      </table:table>
      <table:table table:name="update"/>
      <table:table table:name="users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123</text:p>
          </table:table-cell>
          <table:table-cell office:value-type="string">
            <text:p>Admin</text:p>
          </table:table-cell>
        </table:table-row>
      </table:table>
      <table:table table:name="visitor">
        <table:table-row>
          <table:table-cell office:value-type="string">
            <text:p>Salman shaikh</text:p>
          </table:table-cell>
          <table:table-cell office:value-type="string">
            <text:p>attitude0077800@gmail.com</text:p>
          </table:table-cell>
          <table:table-cell office:value-type="string">
            <text:p>9820750716</text:p>
          </table:table-cell>
          <table:table-cell office:value-type="string">
            <text:p>doctor4</text:p>
          </table:table-cell>
          <table:table-cell office:value-type="string">
            <text:p>hi</text:p>
          </table:table-cell>
          <table:table-cell office:value-type="string">
            <text:p>Official</text:p>
          </table:table-cell>
        </table:table-row>
        <table:table-row>
          <table:table-cell office:value-type="string">
            <text:p>Arman</text:p>
          </table:table-cell>
          <table:table-cell office:value-type="string">
            <text:p>attitude007780@gmail.com</text:p>
          </table:table-cell>
          <table:table-cell office:value-type="string">
            <text:p>9833752903</text:p>
          </table:table-cell>
          <table:table-cell office:value-type="string">
            <text:p>ssssss</text:p>
          </table:table-cell>
          <table:table-cell office:value-type="string">
            <text:p>hcuagduvgua</text:p>
          </table:table-cell>
          <table:table-cell office:value-type="string">
            <text:p>Persona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1</meta:generator>
    <meta:initial-creator>phpMyAdmin 4.5.1</meta:initial-creator>
    <meta:creation-date>2018-03-29T14:31:42</meta:creation-date>
  </office:meta>
</office:document-meta>
</file>